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2mm"/>
    </style:style>
    <style:style style:name="co2" style:family="table-column">
      <style:table-column-properties fo:break-before="auto" style:column-width="61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99mm"/>
    </style:style>
    <style:style style:name="co5" style:family="table-column">
      <style:table-column-properties fo:break-before="auto" style:column-width="43.27mm"/>
    </style:style>
    <style:style style:name="co6" style:family="table-column">
      <style:table-column-properties fo:break-before="auto" style:column-width="86.55mm"/>
    </style:style>
    <style:style style:name="co7" style:family="table-column">
      <style:table-column-properties fo:break-before="auto" style:column-width="109.77mm"/>
    </style:style>
    <style:style style:name="co8" style:family="table-column">
      <style:table-column-properties fo:break-before="auto" style:column-width="35.81mm"/>
    </style:style>
    <style:style style:name="co9" style:family="table-column">
      <style:table-column-properties fo:break-before="auto" style:column-width="45.28mm"/>
    </style:style>
    <style:style style:name="co10" style:family="table-column">
      <style:table-column-properties fo:break-before="auto" style:column-width="21.77mm"/>
    </style:style>
    <style:style style:name="co11" style:family="table-column">
      <style:table-column-properties fo:break-before="auto" style:column-width="24.06mm"/>
    </style:style>
    <style:style style:name="co12" style:family="table-column">
      <style:table-column-properties fo:break-before="auto" style:column-width="31.22mm"/>
    </style:style>
    <style:style style:name="co13" style:family="table-column">
      <style:table-column-properties fo:break-before="auto" style:column-width="68.77mm"/>
    </style:style>
    <style:style style:name="co14" style:family="table-column">
      <style:table-column-properties fo:break-before="auto" style:column-width="129.26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border="0.06pt solid #000000" style:vertical-align="middl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color="#000000" style:font-name="Arial" fo:font-size="12pt" style:font-size-asian="12pt" style:font-size-complex="12pt"/>
    </style:style>
    <style:style style:name="ce10" style:family="table-cell" style:parent-style-name="Default" style:data-style-name="N37">
      <style:table-cell-properties fo:border="0.06pt solid #000000"/>
      <style:text-properties fo:color="#000000" style:font-name="Arial" fo:font-size="12pt" style:font-size-asian="12pt" style:font-size-complex="12pt"/>
    </style:style>
    <style:style style:name="ce11" style:family="table-cell" style:parent-style-name="Default" style:data-style-name="N2">
      <style:table-cell-properties fo:border="0.06pt solid #000000"/>
      <style:text-properties fo:color="#000000" style:font-name="Arial" fo:font-size="12pt" style:font-size-asian="12pt" style:font-size-complex="12pt"/>
    </style:style>
    <style:style style:name="ce12" style:family="table-cell" style:parent-style-name="Default" style:data-style-name="N2">
      <style:table-cell-properties fo:border="0.06pt solid #000000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13"/>
        <table:table-row table:style-name="ro1">
          <table:table-cell table:style-name="ce6" office:value-type="string" calcext:value-type="string">
            <text:p>Posição</text:p>
          </table:table-cell>
          <table:table-cell table:style-name="ce6" office:value-type="string" calcext:value-type="string">
            <text:p>Município</text:p>
          </table:table-cell>
          <table:table-cell table:style-name="ce6" office:value-type="string" calcext:value-type="string">
            <text:p>População </text:p>
          </table:table-cell>
          <table:table-cell table:style-name="ce8" office:value-type="string" calcext:value-type="string">
            <text:p>Site Prefeitura</text:p>
          </table:table-cell>
          <table:table-cell table:style-name="ce8" office:value-type="string" calcext:value-type="string">
            <text:p>Site Câmara</text:p>
          </table:table-cell>
          <table:table-cell table:style-name="ce8" office:value-type="string" calcext:value-type="string">
            <text:p>Portal de Transparência Câmara</text:p>
          </table:table-cell>
          <table:table-cell table:style-name="ce8" office:value-type="string" calcext:value-type="string">
            <text:p>Relação Servidores Câmara</text:p>
          </table:table-cell>
          <table:table-cell table:style-name="ce8" office:value-type="string" calcext:value-type="string">
            <text:p>Data Coleta</text:p>
          </table:table-cell>
          <table:table-cell table:style-name="ce8" office:value-type="string" calcext:value-type="string">
            <text:p>Qtde Servidores</text:p>
          </table:table-cell>
          <table:table-cell table:style-name="ce8" office:value-type="string" calcext:value-type="string">
            <text:p>Área Construída (m²)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m²/Servidores</text:p>
          </table:table-cell>
          <table:table-cell table:style-name="ce8" office:value-type="string" calcext:value-type="string">
            <text:p>Servidores por 1.000 habitan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t.wikipedia.org/wiki/Natal_(Rio_Grande_do_Norte)" xlink:type="simple">Natal</text:a></text:p>
          </table:table-cell>
          <table:table-cell office:value-type="float" office:value="880264" calcext:value-type="float">
            <text:p>880264,00</text:p>
          </table:table-cell>
          <table:table-cell office:value-type="string" calcext:value-type="string">
            <text:p>https://natal.rn.gov.br/</text:p>
          </table:table-cell>
          <table:table-cell office:value-type="string" calcext:value-type="string">
            <text:p>http://cmnat.rn.gov.br/</text:p>
          </table:table-cell>
          <table:table-cell office:value-type="string" calcext:value-type="string">
            <text:p>http://cmnat.rn.gov.br/portal-da-transparencia</text:p>
          </table:table-cell>
          <table:table-cell office:value-type="string" calcext:value-type="string">
            <text:p>http://189.89.66.158:8080/transparencia/pages/pessoa.jsf</text:p>
          </table:table-cell>
          <table:table-cell table:style-name="ce10" office:value-type="date" office:date-value="2019-11-21" calcext:value-type="date">
            <text:p>21/11/19</text:p>
          </table:table-cell>
          <table:table-cell office:value-type="float" office:value="744" calcext:value-type="float">
            <text:p>74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-5.790040</text:p>
          </table:table-cell>
          <table:table-cell office:value-type="string" calcext:value-type="string">
            <text:p>-35.200482</text:p>
          </table:table-cell>
          <table:table-cell table:style-name="ce11" table:formula="of:=[.J2]/[.I2]" office:value-type="float" office:value="3.89784946236559" calcext:value-type="float">
            <text:p>3,90</text:p>
          </table:table-cell>
          <table:table-cell table:style-name="ce12" table:formula="of:=([.I2]*1000)/[.C2]" office:value-type="float" office:value="0.845200985158998" calcext:value-type="float">
            <text:p>0,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t.wikipedia.org/wiki/Mossoró" xlink:type="simple">Mossoró</text:a></text:p>
          </table:table-cell>
          <table:table-cell office:value-type="float" office:value="300102" calcext:value-type="float">
            <text:p>300102,0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t.wikipedia.org/wiki/Parnamirim_(Rio_Grande_do_Norte)" xlink:type="simple">Parnamirim</text:a></text:p>
          </table:table-cell>
          <table:table-cell office:value-type="float" office:value="259737" calcext:value-type="float">
            <text:p>259737,00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t.wikipedia.org/wiki/São_Gonçalo_do_Amarante_(Rio_Grande_do_Norte)" xlink:type="simple">São Gonçalo do Amarante</text:a></text:p>
          </table:table-cell>
          <table:table-cell office:value-type="float" office:value="103328" calcext:value-type="float">
            <text:p>103328,00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t.wikipedia.org/wiki/Macaíba" xlink:type="simple">Macaíba</text:a></text:p>
          </table:table-cell>
          <table:table-cell office:value-type="float" office:value="82380" calcext:value-type="float">
            <text:p>82380,00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t.wikipedia.org/wiki/Ceará-Mirim" xlink:type="simple">Ceará-Mirim</text:a></text:p>
          </table:table-cell>
          <table:table-cell office:value-type="float" office:value="73484" calcext:value-type="float">
            <text:p>73484,00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t.wikipedia.org/wiki/Caicó" xlink:type="simple">Caicó</text:a></text:p>
          </table:table-cell>
          <table:table-cell office:value-type="float" office:value="68268" calcext:value-type="float">
            <text:p>68268,00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t.wikipedia.org/wiki/Assu" xlink:type="simple">Açu</text:a></text:p>
          </table:table-cell>
          <table:table-cell office:value-type="float" office:value="57972" calcext:value-type="float">
            <text:p>57972,00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t.wikipedia.org/wiki/Currais_Novos" xlink:type="simple">Currais Novos</text:a></text:p>
          </table:table-cell>
          <table:table-cell office:value-type="float" office:value="45248" calcext:value-type="float">
            <text:p>45248,00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t.wikipedia.org/wiki/Santa_Cruz_(Rio_Grande_do_Norte)" xlink:type="simple">Santa Cruz</text:a></text:p>
          </table:table-cell>
          <table:table-cell office:value-type="float" office:value="44067" calcext:value-type="float">
            <text:p>44067,00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t.wikipedia.org/wiki/São_José_de_Mipibu" xlink:type="simple">São José de Mipibu</text:a></text:p>
          </table:table-cell>
          <table:table-cell office:value-type="float" office:value="43842" calcext:value-type="float">
            <text:p>43842,00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t.wikipedia.org/wiki/Nova_Cruz" xlink:type="simple">Nova Cruz</text:a></text:p>
          </table:table-cell>
          <table:table-cell office:value-type="float" office:value="39726" calcext:value-type="float">
            <text:p>39726,00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t.wikipedia.org/wiki/Apodi" xlink:type="simple">Apodi</text:a></text:p>
          </table:table-cell>
          <table:table-cell office:value-type="float" office:value="36367" calcext:value-type="float">
            <text:p>36367,00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t.wikipedia.org/wiki/João_Câmara" xlink:type="simple">João Câmara</text:a></text:p>
          </table:table-cell>
          <table:table-cell office:value-type="float" office:value="35382" calcext:value-type="float">
            <text:p>35382,00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t.wikipedia.org/wiki/Canguaretama" xlink:type="simple">Canguaretama</text:a></text:p>
          </table:table-cell>
          <table:table-cell office:value-type="float" office:value="34526" calcext:value-type="float">
            <text:p>34526,00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t.wikipedia.org/wiki/Touros" xlink:type="simple">Touros</text:a></text:p>
          </table:table-cell>
          <table:table-cell office:value-type="float" office:value="34298" calcext:value-type="float">
            <text:p>34298,00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t.wikipedia.org/wiki/Macau_(Rio_Grande_do_Norte)" xlink:type="simple">Macau</text:a></text:p>
          </table:table-cell>
          <table:table-cell office:value-type="float" office:value="31865" calcext:value-type="float">
            <text:p>31865,00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t.wikipedia.org/wiki/Pau_dos_Ferros" xlink:type="simple">Pau dos Ferros</text:a></text:p>
          </table:table-cell>
          <table:table-cell office:value-type="float" office:value="31274" calcext:value-type="float">
            <text:p>31274,00</text:p>
          </table:table-cell>
          <table:table-cell table:number-columns-repeated="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t.wikipedia.org/wiki/Extremoz" xlink:type="simple">Extremoz</text:a></text:p>
          </table:table-cell>
          <table:table-cell office:value-type="float" office:value="28595" calcext:value-type="float">
            <text:p>28595,00</text:p>
          </table:table-cell>
          <table:table-cell table:number-columns-repeated="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t.wikipedia.org/wiki/Baraúna_(Rio_Grande_do_Norte)" xlink:type="simple">Baraúna</text:a></text:p>
          </table:table-cell>
          <table:table-cell office:value-type="float" office:value="28180" calcext:value-type="float">
            <text:p>28180,00</text:p>
          </table:table-cell>
          <table:table-cell table:number-columns-repeated="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t.wikipedia.org/wiki/Areia_Branca_(Rio_Grande_do_Norte)" xlink:type="simple">Areia Branca</text:a></text:p>
          </table:table-cell>
          <table:table-cell office:value-type="float" office:value="27641" calcext:value-type="float">
            <text:p>27641,00</text:p>
          </table:table-cell>
          <table:table-cell table:number-columns-repeated="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t.wikipedia.org/wiki/Nísia_Floresta" xlink:type="simple">Nísia Floresta</text:a></text:p>
          </table:table-cell>
          <table:table-cell office:value-type="float" office:value="27427" calcext:value-type="float">
            <text:p>27427,00</text:p>
          </table:table-cell>
          <table:table-cell table:number-columns-repeated="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t.wikipedia.org/wiki/Goianinha" xlink:type="simple">Goianinha</text:a></text:p>
          </table:table-cell>
          <table:table-cell office:value-type="float" office:value="26032" calcext:value-type="float">
            <text:p>26032,00</text:p>
          </table:table-cell>
          <table:table-cell table:number-columns-repeated="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t.wikipedia.org/wiki/Santo_Antônio_(Rio_Grande_do_Norte)" xlink:type="simple">Santo Antônio</text:a></text:p>
          </table:table-cell>
          <table:table-cell office:value-type="float" office:value="24486" calcext:value-type="float">
            <text:p>24486,00</text:p>
          </table:table-cell>
          <table:table-cell table:number-columns-repeated="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t.wikipedia.org/wiki/São_Miguel_(Rio_Grande_do_Norte)" xlink:type="simple">São Miguel</text:a></text:p>
          </table:table-cell>
          <table:table-cell office:value-type="float" office:value="23386" calcext:value-type="float">
            <text:p>23386,00</text:p>
          </table:table-cell>
          <table:table-cell table:number-columns-repeated="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t.wikipedia.org/wiki/Monte_Alegre_(Rio_Grande_do_Norte)" xlink:type="simple">Monte Alegre</text:a></text:p>
          </table:table-cell>
          <table:table-cell office:value-type="float" office:value="22381" calcext:value-type="float">
            <text:p>22381,00</text:p>
          </table:table-cell>
          <table:table-cell table:number-columns-repeated="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t.wikipedia.org/wiki/Parelhas" xlink:type="simple">Parelhas</text:a></text:p>
          </table:table-cell>
          <table:table-cell office:value-type="float" office:value="21398" calcext:value-type="float">
            <text:p>21398,00</text:p>
          </table:table-cell>
          <table:table-cell table:number-columns-repeated="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t.wikipedia.org/wiki/Caraúbas_(Rio_Grande_do_Norte)" xlink:type="simple">Caraúbas</text:a></text:p>
          </table:table-cell>
          <table:table-cell office:value-type="float" office:value="20495" calcext:value-type="float">
            <text:p>20495,00</text:p>
          </table:table-cell>
          <table:table-cell table:number-columns-repeated="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t.wikipedia.org/wiki/São_Paulo_do_Potengi" xlink:type="simple">São Paulo do Potengi</text:a></text:p>
          </table:table-cell>
          <table:table-cell office:value-type="float" office:value="18108" calcext:value-type="float">
            <text:p>18108,00</text:p>
          </table:table-cell>
          <table:table-cell table:number-columns-repeated="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t.wikipedia.org/wiki/Jucurutu" xlink:type="simple">Jucurutu</text:a></text:p>
          </table:table-cell>
          <table:table-cell office:value-type="float" office:value="18102" calcext:value-type="float">
            <text:p>18102,00</text:p>
          </table:table-cell>
          <table:table-cell table:number-columns-repeated="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t.wikipedia.org/wiki/Tangará_(Rio_Grande_do_Norte)" xlink:type="simple">Tangará</text:a></text:p>
          </table:table-cell>
          <table:table-cell office:value-type="float" office:value="15831" calcext:value-type="float">
            <text:p>15831,00</text:p>
          </table:table-cell>
          <table:table-cell table:number-columns-repeated="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t.wikipedia.org/wiki/Ipanguaçu" xlink:type="simple">Ipanguaçu</text:a></text:p>
          </table:table-cell>
          <table:table-cell office:value-type="float" office:value="15400" calcext:value-type="float">
            <text:p>15400,00</text:p>
          </table:table-cell>
          <table:table-cell table:number-columns-repeated="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t.wikipedia.org/wiki/Lagoa_Nova" xlink:type="simple">Lagoa Nova</text:a></text:p>
          </table:table-cell>
          <table:table-cell office:value-type="float" office:value="15285" calcext:value-type="float">
            <text:p>15285,00</text:p>
          </table:table-cell>
          <table:table-cell table:number-columns-repeated="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t.wikipedia.org/wiki/Guamaré" xlink:type="simple">Guamaré</text:a></text:p>
          </table:table-cell>
          <table:table-cell office:value-type="float" office:value="15173" calcext:value-type="float">
            <text:p>15173,00</text:p>
          </table:table-cell>
          <table:table-cell table:number-columns-repeated="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t.wikipedia.org/wiki/Poço_Branco" xlink:type="simple">Poço Branco</text:a></text:p>
          </table:table-cell>
          <table:table-cell office:value-type="float" office:value="15089" calcext:value-type="float">
            <text:p>15089,00</text:p>
          </table:table-cell>
          <table:table-cell table:number-columns-repeated="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t.wikipedia.org/wiki/Pendências" xlink:type="simple">Pendências</text:a></text:p>
          </table:table-cell>
          <table:table-cell office:value-type="float" office:value="14863" calcext:value-type="float">
            <text:p>14863,00</text:p>
          </table:table-cell>
          <table:table-cell table:number-columns-repeated="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t.wikipedia.org/wiki/Jardim_de_Piranhas" xlink:type="simple">Jardim de Piranhas</text:a></text:p>
          </table:table-cell>
          <table:table-cell office:value-type="float" office:value="14793" calcext:value-type="float">
            <text:p>14793,00</text:p>
          </table:table-cell>
          <table:table-cell table:number-columns-repeated="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t.wikipedia.org/wiki/Pedro_Velho" xlink:type="simple">Pedro Velho</text:a></text:p>
          </table:table-cell>
          <table:table-cell office:value-type="float" office:value="14648" calcext:value-type="float">
            <text:p>14648,00</text:p>
          </table:table-cell>
          <table:table-cell table:number-columns-repeated="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t.wikipedia.org/wiki/Upanema" xlink:type="simple">Upanema</text:a></text:p>
          </table:table-cell>
          <table:table-cell office:value-type="float" office:value="14483" calcext:value-type="float">
            <text:p>14483,00</text:p>
          </table:table-cell>
          <table:table-cell table:number-columns-repeated="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t.wikipedia.org/wiki/Alto_do_Rodrigues" xlink:type="simple">Alto do Rodrigues</text:a></text:p>
          </table:table-cell>
          <table:table-cell office:value-type="float" office:value="14305" calcext:value-type="float">
            <text:p>14305,00</text:p>
          </table:table-cell>
          <table:table-cell table:number-columns-repeated="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t.wikipedia.org/wiki/Arez_(Rio_Grande_do_Norte)" xlink:type="simple">Arês</text:a></text:p>
          </table:table-cell>
          <table:table-cell office:value-type="float" office:value="14209" calcext:value-type="float">
            <text:p>14209,00</text:p>
          </table:table-cell>
          <table:table-cell table:number-columns-repeated="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t.wikipedia.org/wiki/Tibau_do_Sul" xlink:type="simple">Tibau do Sul</text:a></text:p>
          </table:table-cell>
          <table:table-cell office:value-type="float" office:value="14957" calcext:value-type="float">
            <text:p>14957,00</text:p>
          </table:table-cell>
          <table:table-cell table:number-columns-repeated="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t.wikipedia.org/wiki/Alexandria_(Rio_Grande_do_Norte)" xlink:type="simple">Alexandria</text:a></text:p>
          </table:table-cell>
          <table:table-cell office:value-type="float" office:value="13585" calcext:value-type="float">
            <text:p>13585,00</text:p>
          </table:table-cell>
          <table:table-cell table:number-columns-repeated="1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t.wikipedia.org/wiki/Ielmo_Marinho" xlink:type="simple">Ielmo Marinho</text:a></text:p>
          </table:table-cell>
          <table:table-cell office:value-type="float" office:value="13583" calcext:value-type="float">
            <text:p>13583,00</text:p>
          </table:table-cell>
          <table:table-cell table:number-columns-repeated="1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t.wikipedia.org/wiki/Passa-e-Fica" xlink:type="simple">Passa e Fica</text:a></text:p>
          </table:table-cell>
          <table:table-cell office:value-type="float" office:value="13108" calcext:value-type="float">
            <text:p>13108,00</text:p>
          </table:table-cell>
          <table:table-cell table:number-columns-repeated="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t.wikipedia.org/wiki/Governador_Dix-Sept_Rosado" xlink:type="simple">Governador Dix-Sept Rosado</text:a></text:p>
          </table:table-cell>
          <table:table-cell office:value-type="float" office:value="13002" calcext:value-type="float">
            <text:p>13002,00</text:p>
          </table:table-cell>
          <table:table-cell table:number-columns-repeated="1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t.wikipedia.org/wiki/Santana_do_Matos" xlink:type="simple">Santana do Matos</text:a></text:p>
          </table:table-cell>
          <table:table-cell office:value-type="float" office:value="12872" calcext:value-type="float">
            <text:p>12872,00</text:p>
          </table:table-cell>
          <table:table-cell table:number-columns-repeated="1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t.wikipedia.org/wiki/São_José_do_Campestre" xlink:type="simple">São José do Campestre</text:a></text:p>
          </table:table-cell>
          <table:table-cell office:value-type="float" office:value="12884" calcext:value-type="float">
            <text:p>12884,00</text:p>
          </table:table-cell>
          <table:table-cell table:number-columns-repeated="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t.wikipedia.org/wiki/Patu" xlink:type="simple">Patu</text:a></text:p>
          </table:table-cell>
          <table:table-cell office:value-type="float" office:value="12695" calcext:value-type="float">
            <text:p>12695,00</text:p>
          </table:table-cell>
          <table:table-cell table:number-columns-repeated="1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t.wikipedia.org/wiki/Brejinho_(Rio_Grande_do_Norte)" xlink:type="simple">Brejinho</text:a></text:p>
          </table:table-cell>
          <table:table-cell office:value-type="float" office:value="12582" calcext:value-type="float">
            <text:p>12582,00</text:p>
          </table:table-cell>
          <table:table-cell table:number-columns-repeated="1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t.wikipedia.org/wiki/Jardim_do_Seridó" xlink:type="simple">Jardim do Seridó</text:a></text:p>
          </table:table-cell>
          <table:table-cell office:value-type="float" office:value="12427" calcext:value-type="float">
            <text:p>12427,00</text:p>
          </table:table-cell>
          <table:table-cell table:number-columns-repeated="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t.wikipedia.org/wiki/Vera_Cruz_(Rio_Grande_do_Norte)" xlink:type="simple">Vera Cruz</text:a></text:p>
          </table:table-cell>
          <table:table-cell office:value-type="float" office:value="12366" calcext:value-type="float">
            <text:p>12366,00</text:p>
          </table:table-cell>
          <table:table-cell table:number-columns-repeated="1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t.wikipedia.org/wiki/Taipu" xlink:type="simple">Taipu</text:a></text:p>
          </table:table-cell>
          <table:table-cell office:value-type="string" calcext:value-type="string">
            <text:p>12 261</text:p>
          </table:table-cell>
          <table:table-cell table:number-columns-repeated="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t.wikipedia.org/wiki/Maxaranguape" xlink:type="simple">Maxaranguape</text:a></text:p>
          </table:table-cell>
          <table:table-cell office:value-type="string" calcext:value-type="string">
            <text:p>12 194</text:p>
          </table:table-cell>
          <table:table-cell table:number-columns-repeated="1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t.wikipedia.org/wiki/Serra_do_Mel" xlink:type="simple">Serra do Mel</text:a></text:p>
          </table:table-cell>
          <table:table-cell office:value-type="string" calcext:value-type="string">
            <text:p>11 790</text:p>
          </table:table-cell>
          <table:table-cell table:number-columns-repeated="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t.wikipedia.org/wiki/Angicos" xlink:type="simple">Angicos</text:a></text:p>
          </table:table-cell>
          <table:table-cell office:value-type="string" calcext:value-type="string">
            <text:p>11 724</text:p>
          </table:table-cell>
          <table:table-cell table:number-columns-repeated="1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t.wikipedia.org/wiki/Montanhas_(Rio_Grande_do_Norte)" xlink:type="simple">Montanhas</text:a></text:p>
          </table:table-cell>
          <table:table-cell office:value-type="string" calcext:value-type="string">
            <text:p>11 295</text:p>
          </table:table-cell>
          <table:table-cell table:number-columns-repeated="1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t.wikipedia.org/wiki/Lajes_(Rio_Grande_do_Norte)" xlink:type="simple">Lajes</text:a></text:p>
          </table:table-cell>
          <table:table-cell office:value-type="string" calcext:value-type="string">
            <text:p>11 208</text:p>
          </table:table-cell>
          <table:table-cell table:number-columns-repeated="1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t.wikipedia.org/wiki/Cerro_Corá_(Rio_Grande_do_Norte)" xlink:type="simple">Cerro Corá</text:a></text:p>
          </table:table-cell>
          <table:table-cell office:value-type="string" calcext:value-type="string">
            <text:p>11 178</text:p>
          </table:table-cell>
          <table:table-cell table:number-columns-repeated="1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t.wikipedia.org/wiki/Acari_(Rio_Grande_do_Norte)" xlink:type="simple">Acari</text:a></text:p>
          </table:table-cell>
          <table:table-cell office:value-type="string" calcext:value-type="string">
            <text:p>11 152</text:p>
          </table:table-cell>
          <table:table-cell table:number-columns-repeated="1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t.wikipedia.org/wiki/Campo_Redondo" xlink:type="simple">Campo Redondo</text:a></text:p>
          </table:table-cell>
          <table:table-cell office:value-type="string" calcext:value-type="string">
            <text:p>11 142</text:p>
          </table:table-cell>
          <table:table-cell table:number-columns-repeated="1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t.wikipedia.org/wiki/São_Tomé_(Rio_Grande_do_Norte)" xlink:type="simple">São Tomé</text:a></text:p>
          </table:table-cell>
          <table:table-cell office:value-type="string" calcext:value-type="string">
            <text:p>11 057</text:p>
          </table:table-cell>
          <table:table-cell table:number-columns-repeated="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t.wikipedia.org/wiki/Afonso_Bezerra" xlink:type="simple">Afonso Bezerra</text:a></text:p>
          </table:table-cell>
          <table:table-cell office:value-type="string" calcext:value-type="string">
            <text:p>11 041</text:p>
          </table:table-cell>
          <table:table-cell table:number-columns-repeated="1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t.wikipedia.org/wiki/Rio_do_Fogo" xlink:type="simple">Rio do Fogo</text:a></text:p>
          </table:table-cell>
          <table:table-cell office:value-type="string" calcext:value-type="string">
            <text:p>10 789</text:p>
          </table:table-cell>
          <table:table-cell table:number-columns-repeated="1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t.wikipedia.org/wiki/Tenente_Ananias" xlink:type="simple">Tenente Ananias</text:a></text:p>
          </table:table-cell>
          <table:table-cell office:value-type="string" calcext:value-type="string">
            <text:p>10 715</text:p>
          </table:table-cell>
          <table:table-cell table:number-columns-repeated="1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t.wikipedia.org/wiki/Carnaubais" xlink:type="simple">Carnaubais</text:a></text:p>
          </table:table-cell>
          <table:table-cell office:value-type="string" calcext:value-type="string">
            <text:p>10 651</text:p>
          </table:table-cell>
          <table:table-cell table:number-columns-repeated="1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t.wikipedia.org/wiki/Umarizal" xlink:type="simple">Umarizal</text:a></text:p>
          </table:table-cell>
          <table:table-cell office:value-type="string" calcext:value-type="string">
            <text:p>10 591</text:p>
          </table:table-cell>
          <table:table-cell table:number-columns-repeated="1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t.wikipedia.org/wiki/Espírito_Santo_(Rio_Grande_do_Norte)" xlink:type="simple">Espírito Santo</text:a></text:p>
          </table:table-cell>
          <table:table-cell office:value-type="string" calcext:value-type="string">
            <text:p>10 527</text:p>
          </table:table-cell>
          <table:table-cell table:number-columns-repeated="1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t.wikipedia.org/wiki/Grossos" xlink:type="simple">Grossos</text:a></text:p>
          </table:table-cell>
          <table:table-cell office:value-type="string" calcext:value-type="string">
            <text:p>10 302</text:p>
          </table:table-cell>
          <table:table-cell table:number-columns-repeated="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t.wikipedia.org/wiki/Serra_Caiada" xlink:type="simple">Serra Caiada</text:a></text:p>
          </table:table-cell>
          <table:table-cell office:value-type="string" calcext:value-type="string">
            <text:p>10 266</text:p>
          </table:table-cell>
          <table:table-cell table:number-columns-repeated="1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t.wikipedia.org/wiki/Bom_Jesus_(Rio_Grande_do_Norte)" xlink:type="simple">Bom Jesus</text:a></text:p>
          </table:table-cell>
          <table:table-cell office:value-type="string" calcext:value-type="string">
            <text:p>10 152</text:p>
          </table:table-cell>
          <table:table-cell table:number-columns-repeated="1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t.wikipedia.org/wiki/Boa_Saúde" xlink:type="simple">Boa Saúde (Januário Cicco)</text:a></text:p>
          </table:table-cell>
          <table:table-cell office:value-type="string" calcext:value-type="string">
            <text:p>10 087</text:p>
          </table:table-cell>
          <table:table-cell table:number-columns-repeated="1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t.wikipedia.org/wiki/Luís_Gomes" xlink:type="simple">Luís Gomes</text:a></text:p>
          </table:table-cell>
          <table:table-cell office:value-type="string" calcext:value-type="string">
            <text:p>10 086</text:p>
          </table:table-cell>
          <table:table-cell table:number-columns-repeated="1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t.wikipedia.org/wiki/Campo_Grande_(Rio_Grande_do_Norte)" xlink:type="simple">Campo Grande (Augusto Severo)</text:a></text:p>
          </table:table-cell>
          <table:table-cell office:value-type="string" calcext:value-type="string">
            <text:p>9 638</text:p>
          </table:table-cell>
          <table:table-cell table:number-columns-repeated="1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t.wikipedia.org/wiki/São_Miguel_do_Gostoso" xlink:type="simple">São Miguel do Gostoso</text:a></text:p>
          </table:table-cell>
          <table:table-cell office:value-type="string" calcext:value-type="string">
            <text:p>9 531</text:p>
          </table:table-cell>
          <table:table-cell table:number-columns-repeated="1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t.wikipedia.org/wiki/Pureza" xlink:type="simple">Pureza</text:a></text:p>
          </table:table-cell>
          <table:table-cell office:value-type="string" calcext:value-type="string">
            <text:p>9 516</text:p>
          </table:table-cell>
          <table:table-cell table:number-columns-repeated="1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t.wikipedia.org/wiki/Baía_Formosa" xlink:type="simple">Baía Formosa</text:a></text:p>
          </table:table-cell>
          <table:table-cell office:value-type="string" calcext:value-type="string">
            <text:p>9 218</text:p>
          </table:table-cell>
          <table:table-cell table:number-columns-repeated="1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t.wikipedia.org/wiki/Florânia" xlink:type="simple">Florânia</text:a></text:p>
          </table:table-cell>
          <table:table-cell office:value-type="string" calcext:value-type="string">
            <text:p>9 121</text:p>
          </table:table-cell>
          <table:table-cell table:number-columns-repeated="1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t.wikipedia.org/wiki/Jaçanã_(Rio_Grande_do_Norte)" xlink:type="simple">Jaçanã</text:a></text:p>
          </table:table-cell>
          <table:table-cell office:value-type="string" calcext:value-type="string">
            <text:p>9 026</text:p>
          </table:table-cell>
          <table:table-cell table:number-columns-repeated="1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t.wikipedia.org/wiki/Martins_(Rio_Grande_do_Norte)" xlink:type="simple">Martins</text:a></text:p>
          </table:table-cell>
          <table:table-cell office:value-type="string" calcext:value-type="string">
            <text:p>8 692</text:p>
          </table:table-cell>
          <table:table-cell table:number-columns-repeated="1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t.wikipedia.org/wiki/Marcelino_Vieira" xlink:type="simple">Marcelino Vieira</text:a></text:p>
          </table:table-cell>
          <table:table-cell office:value-type="string" calcext:value-type="string">
            <text:p>8 358</text:p>
          </table:table-cell>
          <table:table-cell table:number-columns-repeated="1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t.wikipedia.org/wiki/São_Rafael_(Rio_Grande_do_Norte)" xlink:type="simple">São Rafael</text:a></text:p>
          </table:table-cell>
          <table:table-cell office:value-type="string" calcext:value-type="string">
            <text:p>8 212</text:p>
          </table:table-cell>
          <table:table-cell table:number-columns-repeated="1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t.wikipedia.org/wiki/Lagoa_Salgada" xlink:type="simple">Lagoa Salgada</text:a></text:p>
          </table:table-cell>
          <table:table-cell office:value-type="string" calcext:value-type="string">
            <text:p>8 192</text:p>
          </table:table-cell>
          <table:table-cell table:number-columns-repeated="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t.wikipedia.org/wiki/Carnaúba_dos_Dantas" xlink:type="simple">Carnaúba dos Dantas</text:a></text:p>
          </table:table-cell>
          <table:table-cell office:value-type="string" calcext:value-type="string">
            <text:p>8 119</text:p>
          </table:table-cell>
          <table:table-cell table:number-columns-repeated="1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t.wikipedia.org/wiki/Serra_Negra_do_Norte" xlink:type="simple">Serra Negra do Norte</text:a></text:p>
          </table:table-cell>
          <table:table-cell office:value-type="string" calcext:value-type="string">
            <text:p>8 065</text:p>
          </table:table-cell>
          <table:table-cell table:number-columns-repeated="1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t.wikipedia.org/wiki/Riachuelo_(Rio_Grande_do_Norte)" xlink:type="simple">Riachuelo</text:a></text:p>
          </table:table-cell>
          <table:table-cell office:value-type="string" calcext:value-type="string">
            <text:p>8 034</text:p>
          </table:table-cell>
          <table:table-cell table:number-columns-repeated="1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t.wikipedia.org/wiki/Cruzeta" xlink:type="simple">Cruzeta</text:a></text:p>
          </table:table-cell>
          <table:table-cell office:value-type="string" calcext:value-type="string">
            <text:p>8 014</text:p>
          </table:table-cell>
          <table:table-cell table:number-columns-repeated="1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t.wikipedia.org/wiki/Portalegre_(Rio_Grande_do_Norte)" xlink:type="simple">Portalegre</text:a></text:p>
          </table:table-cell>
          <table:table-cell office:value-type="string" calcext:value-type="string">
            <text:p>7 827</text:p>
          </table:table-cell>
          <table:table-cell table:number-columns-repeated="1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t.wikipedia.org/wiki/Lagoa_de_Pedras" xlink:type="simple">Lagoa de Pedras</text:a></text:p>
          </table:table-cell>
          <table:table-cell office:value-type="string" calcext:value-type="string">
            <text:p>7 503</text:p>
          </table:table-cell>
          <table:table-cell table:number-columns-repeated="1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t.wikipedia.org/wiki/Itajá_(Rio_Grande_do_Norte)" xlink:type="simple">Itajá</text:a></text:p>
          </table:table-cell>
          <table:table-cell office:value-type="string" calcext:value-type="string">
            <text:p>7 501</text:p>
          </table:table-cell>
          <table:table-cell table:number-columns-repeated="1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t.wikipedia.org/wiki/Antônio_Martins" xlink:type="simple">Antônio Martins</text:a></text:p>
          </table:table-cell>
          <table:table-cell office:value-type="string" calcext:value-type="string">
            <text:p>7 137</text:p>
          </table:table-cell>
          <table:table-cell table:number-columns-repeated="1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t.wikipedia.org/wiki/Doutor_Severiano" xlink:type="simple">Doutor Severiano</text:a></text:p>
          </table:table-cell>
          <table:table-cell office:value-type="string" calcext:value-type="string">
            <text:p>7 080</text:p>
          </table:table-cell>
          <table:table-cell table:number-columns-repeated="1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t.wikipedia.org/wiki/Jandaíra_(Rio_Grande_do_Norte)" xlink:type="simple">Jandaíra</text:a></text:p>
          </table:table-cell>
          <table:table-cell office:value-type="string" calcext:value-type="string">
            <text:p>6 863</text:p>
          </table:table-cell>
          <table:table-cell table:number-columns-repeated="1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t.wikipedia.org/wiki/Pedro_Avelino" xlink:type="simple">Pedro Avelino</text:a></text:p>
          </table:table-cell>
          <table:table-cell office:value-type="string" calcext:value-type="string">
            <text:p>6 780</text:p>
          </table:table-cell>
          <table:table-cell table:number-columns-repeated="1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t.wikipedia.org/wiki/Porto_do_Mangue" xlink:type="simple">Porto do Mangue</text:a></text:p>
          </table:table-cell>
          <table:table-cell office:value-type="string" calcext:value-type="string">
            <text:p>6 765</text:p>
          </table:table-cell>
          <table:table-cell table:number-columns-repeated="1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t.wikipedia.org/wiki/Lagoa_d%27Anta" xlink:type="simple">Lagoa d'Anta</text:a></text:p>
          </table:table-cell>
          <table:table-cell office:value-type="string" calcext:value-type="string">
            <text:p>6 728</text:p>
          </table:table-cell>
          <table:table-cell table:number-columns-repeated="1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t.wikipedia.org/wiki/Caiçara_do_Norte" xlink:type="simple">Caiçara do Norte</text:a></text:p>
          </table:table-cell>
          <table:table-cell office:value-type="string" calcext:value-type="string">
            <text:p>6 537</text:p>
          </table:table-cell>
          <table:table-cell table:number-columns-repeated="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t.wikipedia.org/wiki/São_Vicente_(Rio_Grande_do_Norte)" xlink:type="simple">São Vicente</text:a></text:p>
          </table:table-cell>
          <table:table-cell office:value-type="string" calcext:value-type="string">
            <text:p>6 397</text:p>
          </table:table-cell>
          <table:table-cell table:number-columns-repeated="1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t.wikipedia.org/wiki/Serrinha_(Rio_Grande_do_Norte)" xlink:type="simple">Serrinha</text:a></text:p>
          </table:table-cell>
          <table:table-cell office:value-type="string" calcext:value-type="string">
            <text:p>6 281</text:p>
          </table:table-cell>
          <table:table-cell table:number-columns-repeated="1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t.wikipedia.org/wiki/São_João_do_Sabugi" xlink:type="simple">São João do Sabugi</text:a></text:p>
          </table:table-cell>
          <table:table-cell office:value-type="string" calcext:value-type="string">
            <text:p>6 179</text:p>
          </table:table-cell>
          <table:table-cell table:number-columns-repeated="1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pt.wikipedia.org/wiki/Senador_Elói_de_Souza" xlink:type="simple">Senador Elói de Souza</text:a></text:p>
          </table:table-cell>
          <table:table-cell office:value-type="string" calcext:value-type="string">
            <text:p>6 044</text:p>
          </table:table-cell>
          <table:table-cell table:number-columns-repeated="1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pt.wikipedia.org/wiki/Equador_(Rio_Grande_do_Norte)" xlink:type="simple">Equador</text:a></text:p>
          </table:table-cell>
          <table:table-cell office:value-type="string" calcext:value-type="string">
            <text:p>6 036</text:p>
          </table:table-cell>
          <table:table-cell table:number-columns-repeated="1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pt.wikipedia.org/wiki/São_Pedro_(Rio_Grande_do_Norte)" xlink:type="simple">São Pedro</text:a></text:p>
          </table:table-cell>
          <table:table-cell office:value-type="string" calcext:value-type="string">
            <text:p>6 014</text:p>
          </table:table-cell>
          <table:table-cell table:number-columns-repeated="1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pt.wikipedia.org/wiki/Felipe_Guerra" xlink:type="simple">Felipe Guerra</text:a></text:p>
          </table:table-cell>
          <table:table-cell office:value-type="string" calcext:value-type="string">
            <text:p>5 972</text:p>
          </table:table-cell>
          <table:table-cell table:number-columns-repeated="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pt.wikipedia.org/wiki/José_da_Penha" xlink:type="simple">José da Penha</text:a></text:p>
          </table:table-cell>
          <table:table-cell office:value-type="string" calcext:value-type="string">
            <text:p>5 957</text:p>
          </table:table-cell>
          <table:table-cell table:number-columns-repeated="1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pt.wikipedia.org/wiki/Tenente_Laurentino_Cruz" xlink:type="simple">Tenente Laurentino Cruz</text:a></text:p>
          </table:table-cell>
          <table:table-cell office:value-type="string" calcext:value-type="string">
            <text:p>5 883</text:p>
          </table:table-cell>
          <table:table-cell table:number-columns-repeated="1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pt.wikipedia.org/wiki/Itaú_(Rio_Grande_do_Norte)" xlink:type="simple">Itaú</text:a></text:p>
          </table:table-cell>
          <table:table-cell office:value-type="string" calcext:value-type="string">
            <text:p>5 858</text:p>
          </table:table-cell>
          <table:table-cell table:number-columns-repeated="1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pt.wikipedia.org/wiki/Serra_de_São_Bento" xlink:type="simple">Serra de São Bento</text:a></text:p>
          </table:table-cell>
          <table:table-cell office:value-type="string" calcext:value-type="string">
            <text:p>5 774</text:p>
          </table:table-cell>
          <table:table-cell table:number-columns-repeated="1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pt.wikipedia.org/wiki/Encanto_(Rio_Grande_do_Norte)" xlink:type="simple">Encanto</text:a></text:p>
          </table:table-cell>
          <table:table-cell office:value-type="string" calcext:value-type="string">
            <text:p>5 608</text:p>
          </table:table-cell>
          <table:table-cell table:number-columns-repeated="1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pt.wikipedia.org/wiki/Coronel_Ezequiel" xlink:type="simple">Coronel Ezequiel</text:a></text:p>
          </table:table-cell>
          <table:table-cell office:value-type="string" calcext:value-type="string">
            <text:p>5 508</text:p>
          </table:table-cell>
          <table:table-cell table:number-columns-repeated="1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pt.wikipedia.org/wiki/Várzea_(Rio_Grande_do_Norte)" xlink:type="simple">Várzea</text:a></text:p>
          </table:table-cell>
          <table:table-cell office:value-type="string" calcext:value-type="string">
            <text:p>5 485</text:p>
          </table:table-cell>
          <table:table-cell table:number-columns-repeated="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pt.wikipedia.org/wiki/Sítio_Novo_(Rio_Grande_do_Norte)" xlink:type="simple">Sítio Novo</text:a></text:p>
          </table:table-cell>
          <table:table-cell office:value-type="string" calcext:value-type="string">
            <text:p>5 481</text:p>
          </table:table-cell>
          <table:table-cell table:number-columns-repeated="1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pt.wikipedia.org/wiki/Santa_Maria_(Rio_Grande_do_Norte)" xlink:type="simple">Santa Maria</text:a></text:p>
          </table:table-cell>
          <table:table-cell office:value-type="string" calcext:value-type="string">
            <text:p>5 480</text:p>
          </table:table-cell>
          <table:table-cell table:number-columns-repeated="1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pt.wikipedia.org/wiki/Bento_Fernandes" xlink:type="simple">Bento Fernandes</text:a></text:p>
          </table:table-cell>
          <table:table-cell office:value-type="string" calcext:value-type="string">
            <text:p>5 469</text:p>
          </table:table-cell>
          <table:table-cell table:number-columns-repeated="1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pt.wikipedia.org/wiki/Janduís_(Rio_Grande_do_Norte)" xlink:type="simple">Janduís</text:a></text:p>
          </table:table-cell>
          <table:table-cell office:value-type="string" calcext:value-type="string">
            <text:p>5 289</text:p>
          </table:table-cell>
          <table:table-cell table:number-columns-repeated="1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pt.wikipedia.org/wiki/Parazinho" xlink:type="simple">Parazinho</text:a></text:p>
          </table:table-cell>
          <table:table-cell office:value-type="string" calcext:value-type="string">
            <text:p>5 201</text:p>
          </table:table-cell>
          <table:table-cell table:number-columns-repeated="1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pt.wikipedia.org/wiki/Japi" xlink:type="simple">Japi</text:a></text:p>
          </table:table-cell>
          <table:table-cell office:value-type="string" calcext:value-type="string">
            <text:p>5 117</text:p>
          </table:table-cell>
          <table:table-cell table:number-columns-repeated="1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pt.wikipedia.org/wiki/Rafael_Fernandes" xlink:type="simple">Rafael Fernandes</text:a></text:p>
          </table:table-cell>
          <table:table-cell office:value-type="string" calcext:value-type="string">
            <text:p>5 067</text:p>
          </table:table-cell>
          <table:table-cell table:number-columns-repeated="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pt.wikipedia.org/wiki/Coronel_João_Pessoa" xlink:type="simple">Coronel João Pessoa</text:a></text:p>
          </table:table-cell>
          <table:table-cell office:value-type="string" calcext:value-type="string">
            <text:p>4 908</text:p>
          </table:table-cell>
          <table:table-cell table:number-columns-repeated="1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pt.wikipedia.org/wiki/Ouro_Branco_(Rio_Grande_do_Norte)" xlink:type="simple">Ouro Branco</text:a></text:p>
          </table:table-cell>
          <table:table-cell office:value-type="string" calcext:value-type="string">
            <text:p>4 812</text:p>
          </table:table-cell>
          <table:table-cell table:number-columns-repeated="1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pt.wikipedia.org/wiki/Serrinha_dos_Pintos" xlink:type="simple">Serrinha dos Pintos</text:a></text:p>
          </table:table-cell>
          <table:table-cell office:value-type="string" calcext:value-type="string">
            <text:p>4 784</text:p>
          </table:table-cell>
          <table:table-cell table:number-columns-repeated="1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pt.wikipedia.org/wiki/Almino_Afonso_(Rio_Grande_do_Norte)" xlink:type="simple">Almino Afonso</text:a></text:p>
          </table:table-cell>
          <table:table-cell office:value-type="string" calcext:value-type="string">
            <text:p>4 761</text:p>
          </table:table-cell>
          <table:table-cell table:number-columns-repeated="1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pt.wikipedia.org/wiki/Lajes_Pintadas" xlink:type="simple">Lajes Pintadas</text:a></text:p>
          </table:table-cell>
          <table:table-cell office:value-type="string" calcext:value-type="string">
            <text:p>4 755</text:p>
          </table:table-cell>
          <table:table-cell table:number-columns-repeated="1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pt.wikipedia.org/wiki/São_José_do_Seridó" xlink:type="simple">São José do Seridó</text:a></text:p>
          </table:table-cell>
          <table:table-cell office:value-type="string" calcext:value-type="string">
            <text:p>4 602</text:p>
          </table:table-cell>
          <table:table-cell table:number-columns-repeated="1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pt.wikipedia.org/wiki/Messias_Targino" xlink:type="simple">Messias Targino</text:a></text:p>
          </table:table-cell>
          <table:table-cell office:value-type="string" calcext:value-type="string">
            <text:p>4 568</text:p>
          </table:table-cell>
          <table:table-cell table:number-columns-repeated="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pt.wikipedia.org/wiki/Rodolfo_Fernandes" xlink:type="simple">Rodolfo Fernandes</text:a></text:p>
          </table:table-cell>
          <table:table-cell office:value-type="string" calcext:value-type="string">
            <text:p>4 472</text:p>
          </table:table-cell>
          <table:table-cell table:number-columns-repeated="1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pt.wikipedia.org/wiki/São_Bento_do_Trairi" xlink:type="simple">São Bento do Trairi</text:a></text:p>
          </table:table-cell>
          <table:table-cell office:value-type="string" calcext:value-type="string">
            <text:p>4 401</text:p>
          </table:table-cell>
          <table:table-cell table:number-columns-repeated="1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pt.wikipedia.org/wiki/Senador_Georgino_Avelino" xlink:type="simple">Senador Georgino Avelino</text:a></text:p>
          </table:table-cell>
          <table:table-cell office:value-type="string" calcext:value-type="string">
            <text:p>4 395</text:p>
          </table:table-cell>
          <table:table-cell table:number-columns-repeated="1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pt.wikipedia.org/wiki/Olho-d%27Água_do_Borges" xlink:type="simple">Olho-d'Água do Borges</text:a></text:p>
          </table:table-cell>
          <table:table-cell office:value-type="string" calcext:value-type="string">
            <text:p>4 272</text:p>
          </table:table-cell>
          <table:table-cell table:number-columns-repeated="1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pt.wikipedia.org/wiki/Paraná_(Rio_Grande_do_Norte)" xlink:type="simple">Paraná</text:a></text:p>
          </table:table-cell>
          <table:table-cell office:value-type="string" calcext:value-type="string">
            <text:p>4 232</text:p>
          </table:table-cell>
          <table:table-cell table:number-columns-repeated="1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pt.wikipedia.org/wiki/Riacho_de_Santana_(Rio_Grande_do_Norte)" xlink:type="simple">Riacho do Santana</text:a></text:p>
          </table:table-cell>
          <table:table-cell office:value-type="string" calcext:value-type="string">
            <text:p>4 209</text:p>
          </table:table-cell>
          <table:table-cell table:number-columns-repeated="1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pt.wikipedia.org/wiki/São_Francisco_do_Oeste" xlink:type="simple">São Francisco do Oeste</text:a></text:p>
          </table:table-cell>
          <table:table-cell office:value-type="string" calcext:value-type="string">
            <text:p>4 200</text:p>
          </table:table-cell>
          <table:table-cell table:number-columns-repeated="1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pt.wikipedia.org/wiki/Venha-Ver" xlink:type="simple">Venha-Ver</text:a></text:p>
          </table:table-cell>
          <table:table-cell office:value-type="string" calcext:value-type="string">
            <text:p>4 149</text:p>
          </table:table-cell>
          <table:table-cell table:number-columns-repeated="1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pt.wikipedia.org/wiki/Frutuoso_Gomes" xlink:type="simple">Frutuoso Gomes</text:a></text:p>
          </table:table-cell>
          <table:table-cell office:value-type="string" calcext:value-type="string">
            <text:p>4 095</text:p>
          </table:table-cell>
          <table:table-cell table:number-columns-repeated="1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pt.wikipedia.org/wiki/Tibau" xlink:type="simple">Tibau</text:a></text:p>
          </table:table-cell>
          <table:table-cell office:value-type="string" calcext:value-type="string">
            <text:p>4 071</text:p>
          </table:table-cell>
          <table:table-cell table:number-columns-repeated="1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pt.wikipedia.org/wiki/Barcelona_(Rio_Grande_do_Norte)" xlink:type="simple">Barcelona</text:a></text:p>
          </table:table-cell>
          <table:table-cell office:value-type="string" calcext:value-type="string">
            <text:p>4 002</text:p>
          </table:table-cell>
          <table:table-cell table:number-columns-repeated="1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pt.wikipedia.org/wiki/Major_Sales" xlink:type="simple">Major Sales</text:a></text:p>
          </table:table-cell>
          <table:table-cell office:value-type="string" calcext:value-type="string">
            <text:p>3 978</text:p>
          </table:table-cell>
          <table:table-cell table:number-columns-repeated="1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pt.wikipedia.org/wiki/Lucrécia_(Rio_Grande_do_Norte)" xlink:type="simple">Lucrécia</text:a></text:p>
          </table:table-cell>
          <table:table-cell office:value-type="string" calcext:value-type="string">
            <text:p>3 966</text:p>
          </table:table-cell>
          <table:table-cell table:number-columns-repeated="1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pt.wikipedia.org/wiki/Jundiá_(Rio_Grande_do_Norte)" xlink:type="simple">Jundiá</text:a></text:p>
          </table:table-cell>
          <table:table-cell office:value-type="string" calcext:value-type="string">
            <text:p>3 873</text:p>
          </table:table-cell>
          <table:table-cell table:number-columns-repeated="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pt.wikipedia.org/wiki/Pilões_(Rio_Grande_do_Norte)" xlink:type="simple">Pilões</text:a></text:p>
          </table:table-cell>
          <table:table-cell office:value-type="string" calcext:value-type="string">
            <text:p>3 806</text:p>
          </table:table-cell>
          <table:table-cell table:number-columns-repeated="1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pt.wikipedia.org/wiki/Paraú" xlink:type="simple">Paraú</text:a></text:p>
          </table:table-cell>
          <table:table-cell office:value-type="string" calcext:value-type="string">
            <text:p>3 787</text:p>
          </table:table-cell>
          <table:table-cell table:number-columns-repeated="1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pt.wikipedia.org/wiki/Caiçara_do_Rio_do_Vento" xlink:type="simple">Caiçara do Rio do Vento</text:a></text:p>
          </table:table-cell>
          <table:table-cell office:value-type="string" calcext:value-type="string">
            <text:p>3 652</text:p>
          </table:table-cell>
          <table:table-cell table:number-columns-repeated="1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pt.wikipedia.org/wiki/Ruy_Barbosa_(Rio_Grande_do_Norte)" xlink:type="simple">Ruy Barbosa</text:a></text:p>
          </table:table-cell>
          <table:table-cell office:value-type="string" calcext:value-type="string">
            <text:p>3 608</text:p>
          </table:table-cell>
          <table:table-cell table:number-columns-repeated="1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pt.wikipedia.org/wiki/São_Fernando_(Rio_Grande_do_Norte)" xlink:type="simple">São Fernando</text:a></text:p>
          </table:table-cell>
          <table:table-cell office:value-type="string" calcext:value-type="string">
            <text:p>3 573</text:p>
          </table:table-cell>
          <table:table-cell table:number-columns-repeated="1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pt.wikipedia.org/wiki/Riacho_da_Cruz" xlink:type="simple">Riacho da Cruz</text:a></text:p>
          </table:table-cell>
          <table:table-cell office:value-type="string" calcext:value-type="string">
            <text:p>3 543</text:p>
          </table:table-cell>
          <table:table-cell table:number-columns-repeated="1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pt.wikipedia.org/wiki/Pedra_Grande" xlink:type="simple">Pedra Grande</text:a></text:p>
          </table:table-cell>
          <table:table-cell office:value-type="string" calcext:value-type="string">
            <text:p>3 275</text:p>
          </table:table-cell>
          <table:table-cell table:number-columns-repeated="1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pt.wikipedia.org/wiki/Triunfo_Potiguar" xlink:type="simple">Triunfo Potiguar</text:a></text:p>
          </table:table-cell>
          <table:table-cell office:value-type="string" calcext:value-type="string">
            <text:p>3 259</text:p>
          </table:table-cell>
          <table:table-cell table:number-columns-repeated="1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pt.wikipedia.org/wiki/Água_Nova" xlink:type="simple">Água Nova</text:a></text:p>
          </table:table-cell>
          <table:table-cell office:value-type="string" calcext:value-type="string">
            <text:p>3 230</text:p>
          </table:table-cell>
          <table:table-cell table:number-columns-repeated="1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pt.wikipedia.org/wiki/Rafael_Godeiro" xlink:type="simple">Rafael Godeiro</text:a></text:p>
          </table:table-cell>
          <table:table-cell office:value-type="string" calcext:value-type="string">
            <text:p>3 194</text:p>
          </table:table-cell>
          <table:table-cell table:number-columns-repeated="1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pt.wikipedia.org/wiki/Vila_Flor_(Rio_Grande_do_Norte)" xlink:type="simple">Vila Flor</text:a></text:p>
          </table:table-cell>
          <table:table-cell office:value-type="string" calcext:value-type="string">
            <text:p>3 146</text:p>
          </table:table-cell>
          <table:table-cell table:number-columns-repeated="1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pt.wikipedia.org/wiki/Passagem_(Rio_Grande_do_Norte)" xlink:type="simple">Passagem</text:a></text:p>
          </table:table-cell>
          <table:table-cell office:value-type="string" calcext:value-type="string">
            <text:p>3 075</text:p>
          </table:table-cell>
          <table:table-cell table:number-columns-repeated="1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pt.wikipedia.org/wiki/Fernando_Pedroza" xlink:type="simple">Fernando Pedroza</text:a></text:p>
          </table:table-cell>
          <table:table-cell office:value-type="string" calcext:value-type="string">
            <text:p>3 039</text:p>
          </table:table-cell>
          <table:table-cell table:number-columns-repeated="1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pt.wikipedia.org/wiki/Francisco_Dantas" xlink:type="simple">Francisco Dantas</text:a></text:p>
          </table:table-cell>
          <table:table-cell office:value-type="string" calcext:value-type="string">
            <text:p>2 836</text:p>
          </table:table-cell>
          <table:table-cell table:number-columns-repeated="1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pt.wikipedia.org/wiki/Severiano_Melo" xlink:type="simple">Severiano Melo</text:a></text:p>
          </table:table-cell>
          <table:table-cell office:value-type="string" calcext:value-type="string">
            <text:p>2 799</text:p>
          </table:table-cell>
          <table:table-cell table:number-columns-repeated="1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pt.wikipedia.org/wiki/São_Bento_do_Norte" xlink:type="simple">São Bento do Norte</text:a></text:p>
          </table:table-cell>
          <table:table-cell office:value-type="string" calcext:value-type="string">
            <text:p>2 778</text:p>
          </table:table-cell>
          <table:table-cell table:number-columns-repeated="1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pt.wikipedia.org/wiki/Lagoa_de_Velhos" xlink:type="simple">Lagoa de Velhos</text:a></text:p>
          </table:table-cell>
          <table:table-cell office:value-type="string" calcext:value-type="string">
            <text:p>2 731</text:p>
          </table:table-cell>
          <table:table-cell table:number-columns-repeated="1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pt.wikipedia.org/wiki/Galinhos" xlink:type="simple">Galinhos</text:a></text:p>
          </table:table-cell>
          <table:table-cell office:value-type="string" calcext:value-type="string">
            <text:p>2 726</text:p>
          </table:table-cell>
          <table:table-cell table:number-columns-repeated="1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pt.wikipedia.org/wiki/Santana_do_Seridó" xlink:type="simple">Santana do Seridó</text:a></text:p>
          </table:table-cell>
          <table:table-cell office:value-type="string" calcext:value-type="string">
            <text:p>2 670</text:p>
          </table:table-cell>
          <table:table-cell table:number-columns-repeated="1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pt.wikipedia.org/wiki/João_Dias_(Rio_Grande_do_Norte)" xlink:type="simple">João Dias</text:a></text:p>
          </table:table-cell>
          <table:table-cell office:value-type="string" calcext:value-type="string">
            <text:p>2 655</text:p>
          </table:table-cell>
          <table:table-cell table:number-columns-repeated="1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pt.wikipedia.org/wiki/Jardim_de_Angicos" xlink:type="simple">Jardim de Angicos</text:a></text:p>
          </table:table-cell>
          <table:table-cell office:value-type="string" calcext:value-type="string">
            <text:p>2 617</text:p>
          </table:table-cell>
          <table:table-cell table:number-columns-repeated="1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pt.wikipedia.org/wiki/Taboleiro_Grande" xlink:type="simple">Taboleiro Grande</text:a></text:p>
          </table:table-cell>
          <table:table-cell office:value-type="string" calcext:value-type="string">
            <text:p>2 545</text:p>
          </table:table-cell>
          <table:table-cell table:number-columns-repeated="1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pt.wikipedia.org/wiki/Pedra_Preta_(Rio_Grande_do_Norte)" xlink:type="simple">Pedra Preta</text:a></text:p>
          </table:table-cell>
          <table:table-cell office:value-type="string" calcext:value-type="string">
            <text:p>2 478</text:p>
          </table:table-cell>
          <table:table-cell table:number-columns-repeated="1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pt.wikipedia.org/wiki/Timbaúba_dos_Batistas" xlink:type="simple">Timbaúba dos Batistas</text:a></text:p>
          </table:table-cell>
          <table:table-cell office:value-type="string" calcext:value-type="string">
            <text:p>2 407</text:p>
          </table:table-cell>
          <table:table-cell table:number-columns-repeated="1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pt.wikipedia.org/wiki/Bodó" xlink:type="simple">Bodó</text:a></text:p>
          </table:table-cell>
          <table:table-cell office:value-type="string" calcext:value-type="string">
            <text:p>2 250</text:p>
          </table:table-cell>
          <table:table-cell table:number-columns-repeated="1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pt.wikipedia.org/wiki/Ipueira" xlink:type="simple">Ipueira</text:a></text:p>
          </table:table-cell>
          <table:table-cell office:value-type="string" calcext:value-type="string">
            <text:p>2 228</text:p>
          </table:table-cell>
          <table:table-cell table:number-columns-repeated="1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pt.wikipedia.org/wiki/Monte_das_Gameleiras" xlink:type="simple">Monte das Gameleiras</text:a></text:p>
          </table:table-cell>
          <table:table-cell office:value-type="string" calcext:value-type="string">
            <text:p>2 127</text:p>
          </table:table-cell>
          <table:table-cell table:number-columns-repeated="1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pt.wikipedia.org/wiki/Viçosa_(Rio_Grande_do_Norte)" xlink:type="simple">Viçosa</text:a></text:p>
          </table:table-cell>
          <table:table-cell office:value-type="string" calcext:value-type="string">
            <text:p>1 712</text:p>
          </table:table-cell>
          <table:table-cell table:number-columns-repeated="11"/>
        </table:table-row>
      </table:table>
      <table:table table:name="Gráficos" table:style-name="ta1">
        <table:table-column table:style-name="co14" table:default-cell-style-name="Default"/>
        <table:table-row table:style-name="ro3">
          <table:table-cell office:value-type="string" calcext:value-type="string">
            <text:p>Menores áreas por funcionário</text:p>
          </table:table-cell>
        </table:table-row>
        <table:table-row table:style-name="ro3">
          <table:table-cell office:value-type="string" calcext:value-type="string">
            <text:p>Mais funcionários comissionados</text:p>
          </table:table-cell>
        </table:table-row>
        <table:table-row table:style-name="ro3">
          <table:table-cell office:value-type="string" calcext:value-type="string">
            <text:p>Mais funcionários por 1.000 habitantes</text:p>
          </table:table-cell>
        </table:table-row>
        <table:table-row table:style-name="ro3">
          <table:table-cell office:value-type="string" calcext:value-type="string">
            <text:p>Maiores áreas construí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23:12:30.5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2:54:57.989000000</meta:creation-date>
    <dc:date>2019-11-22T00:05:08.664000000</dc:date>
    <meta:editing-duration>PT37M57S</meta:editing-duration>
    <meta:editing-cycles>15</meta:editing-cycles>
    <meta:generator>LibreOffice/6.3.2.2$Windows_X86_64 LibreOffice_project/98b30e735bda24bc04ab42594c85f7fd8be07b9c</meta:generator>
    <meta:document-statistic meta:table-count="2" meta:cell-count="530" meta:object-count="0"/>
  </office:meta>
</office:document-meta>
</file>